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2000002ED44698F8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191cm"/>
        </style:tab-stops>
      </style:paragraph-properties>
      <style:text-properties style:font-name="SansSerif" fo:font-size="10pt" fo:language="en" fo:country="US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SansSerif"/>
    </style:style>
    <style:style style:name="P3" style:family="paragraph" style:parent-style-name="Standard">
      <style:text-properties style:font-name="SansSerif" fo:language="en" fo:country="US"/>
    </style:style>
    <style:style style:name="P4" style:family="paragraph" style:parent-style-name="Standard">
      <style:text-properties style:font-name="SansSerif" fo:language="en" fo:country="US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2" text:anchor-type="as-char" svg:width="15.714cm" svg:height="19.816cm" draw:z-index="0"><draw:image xlink:href="Pictures/1000020100000252000002ED44698F8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Author:<text:tab/>Jean-Pierre Charras</text:p>
      <text:p text:style-name="P1">Version:<text:tab/>January, 2011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.175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ux.pl/3.3$Win32 OpenOffice.org_project/330m17$Build-39551</meta:generator>
    <meta:creation-date>2005-07-07T17:46:53</meta:creation-date>
    <dc:date>2011-05-29T17:13:49.44</dc:date>
    <dc:language>es-ES</dc:language>
    <meta:editing-cycles>10</meta:editing-cycles>
    <meta:editing-duration>PT20M5S</meta:editing-duration>
    <dc:creator>Kerusey Karyu</dc:creator>
    <meta:document-statistic meta:table-count="0" meta:image-count="1" meta:object-count="0" meta:page-count="1" meta:paragraph-count="3" meta:word-count="6" meta:character-count="50"/>
    <meta:user-defined meta:name="Info 1"/>
    <meta:user-defined meta:name="Info 2"/>
    <meta:user-defined meta:name="Info 3"/>
    <meta:user-defined meta:name="Info 4"/>
  </office:meta>
</office:document-meta>
</file>